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1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b_cahier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flux referentiel</text:p>
          </table:table-cell>
          <table:table-cell office:value-type="float" office:value="2.35" calcext:value-type="float">
            <text:p>2,3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Qté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nb_cam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ier recyclé</text:p>
          </table:table-cell>
          <table:table-cell office:value-type="float" office:value="61799" calcext:value-type="float">
            <text:p>61799</text:p>
          </table:table-cell>
          <table:table-cell table:formula="of:=[.B3]/[.$B$1]" office:value-type="float" office:value="0.588561904761905" calcext:value-type="float">
            <text:p>0,588561904761905</text:p>
          </table:table-cell>
          <table:table-cell table:formula="of:=[.C3]*[.$D$1]" office:value-type="float" office:value="1.38312047619048" calcext:value-type="float">
            <text:p>1,38312047619048</text:p>
          </table:table-cell>
          <table:table-cell table:number-columns-repeated="2"/>
          <table:table-cell office:value-type="float" office:value="25667" calcext:value-type="float">
            <text:p>25667</text:p>
          </table:table-cell>
          <table:table-cell table:number-columns-repeated="3"/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couverture</text:p>
          </table:table-cell>
          <table:table-cell office:value-type="float" office:value="3536" calcext:value-type="float">
            <text:p>3536</text:p>
          </table:table-cell>
          <table:table-cell table:formula="of:=[.B4]/[.$B$1]" office:value-type="float" office:value="0.0336761904761905" calcext:value-type="float">
            <text:p>0,0336761904761905</text:p>
          </table:table-cell>
          <table:table-cell table:formula="of:=[.C4]*[.$D$1]" office:value-type="float" office:value="0.0791390476190476" calcext:value-type="float">
            <text:p>0,0791390476190476</text:p>
          </table:table-cell>
          <table:table-cell table:number-columns-repeated="2"/>
          <table:table-cell office:value-type="float" office:value="11667" calcext:value-type="float">
            <text:p>11667</text:p>
          </table:table-cell>
          <table:table-cell table:number-columns-repeated="3"/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spiral (acier)</text:p>
          </table:table-cell>
          <table:table-cell office:value-type="float" office:value="1321" calcext:value-type="float">
            <text:p>1321</text:p>
          </table:table-cell>
          <table:table-cell table:formula="of:=[.B5]/[.$B$1]" office:value-type="float" office:value="0.0125809523809524" calcext:value-type="float">
            <text:p>0,0125809523809524</text:p>
          </table:table-cell>
          <table:table-cell table:formula="of:=[.C5]*[.$D$1]" office:value-type="float" office:value="0.0295652380952381" calcext:value-type="float">
            <text:p>0,029565238095238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table:number-columns-repeated="3"/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encre</text:p>
          </table:table-cell>
          <table:table-cell office:value-type="float" office:value="253" calcext:value-type="float">
            <text:p>253</text:p>
          </table:table-cell>
          <table:table-cell table:formula="of:=[.B6]/[.$B$1]" office:value-type="float" office:value="0.00240952380952381" calcext:value-type="float">
            <text:p>0,00240952380952381</text:p>
          </table:table-cell>
          <table:table-cell table:formula="of:=[.C6]*[.$D$1]" office:value-type="float" office:value="0.00566238095238095" calcext:value-type="float">
            <text:p>0,00566238095238095</text:p>
          </table:table-cell>
          <table:table-cell table:number-columns-repeated="2"/>
          <table:table-cell office:value-type="float" office:value="26833" calcext:value-type="float">
            <text:p>26833</text:p>
          </table:table-cell>
          <table:table-cell table:number-columns-repeated="3"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carton</text:p>
          </table:table-cell>
          <table:table-cell office:value-type="float" office:value="418" calcext:value-type="float">
            <text:p>418</text:p>
          </table:table-cell>
          <table:table-cell table:formula="of:=[.B7]/[.$B$1]" office:value-type="float" office:value="0.00398095238095238" calcext:value-type="float">
            <text:p>0,00398095238095238</text:p>
          </table:table-cell>
          <table:table-cell table:formula="of:=[.C7]*[.$D$1]" office:value-type="float" office:value="0.0093552380952381" calcext:value-type="float">
            <text:p>0,0093552380952381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3"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104" calcext:value-type="float">
            <text:p>104</text:p>
          </table:table-cell>
          <table:table-cell table:formula="of:=[.B8]/[.$B$1]" office:value-type="float" office:value="0.000990476190476191" calcext:value-type="float">
            <text:p>0,000990476190476191</text:p>
          </table:table-cell>
          <table:table-cell table:formula="of:=[.C8]*[.$D$1]" office:value-type="float" office:value="0.00232761904761905" calcext:value-type="float">
            <text:p>0,00232761904761905</text:p>
          </table:table-cell>
          <table:table-cell table:number-columns-repeated="2"/>
          <table:table-cell office:value-type="float" office:value="19833" calcext:value-type="float">
            <text:p>19833</text:p>
          </table:table-cell>
          <table:table-cell table:number-columns-repeated="3"/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Bois</text:p>
          </table:table-cell>
          <table:table-cell office:value-type="float" office:value="1883" calcext:value-type="float">
            <text:p>1883</text:p>
          </table:table-cell>
          <table:table-cell table:formula="of:=[.B9]/[.$B$1]" office:value-type="float" office:value="0.0179333333333333" calcext:value-type="float">
            <text:p>0,0179333333333333</text:p>
          </table:table-cell>
          <table:table-cell table:formula="of:=[.C9]*[.$D$1]" office:value-type="float" office:value="0.0421433333333333" calcext:value-type="float">
            <text:p>0,04214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o elec</text:p>
          </table:table-cell>
          <table:table-cell office:value-type="float" office:value="174400" calcext:value-type="float">
            <text:p>174400</text:p>
          </table:table-cell>
          <table:table-cell table:formula="of:=[.B10]/[.$B$1]" office:value-type="float" office:value="1.66095238095238" calcext:value-type="float">
            <text:p>1,66095238095238</text:p>
          </table:table-cell>
          <table:table-cell table:formula="of:=[.C10]*[.$D$1]" office:value-type="float" office:value="3.9032380952381" calcext:value-type="float">
            <text:p>3,9032380952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z</text:p>
          </table:table-cell>
          <table:table-cell office:value-type="float" office:value="10461000" calcext:value-type="float">
            <text:p>10461000</text:p>
          </table:table-cell>
          <table:table-cell table:formula="of:=[.B11]/[.$B$1]" office:value-type="float" office:value="99.6285714285714" calcext:value-type="float">
            <text:p>99,6285714285714</text:p>
          </table:table-cell>
          <table:table-cell table:formula="of:=[.C11]*[.$D$1]" office:value-type="float" office:value="234.127142857143" calcext:value-type="float">
            <text:p>234,1271428571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étrole</text:p>
          </table:table-cell>
          <table:table-cell office:value-type="float" office:value="0" calcext:value-type="float">
            <text:p>0</text:p>
          </table:table-cell>
          <table:table-cell table:formula="of:=[.B12]/[.$B$1]" office:value-type="float" office:value="0" calcext:value-type="float">
            <text:p>0</text:p>
          </table:table-cell>
          <table:table-cell table:formula="of:=[.C12]*[.$D$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SUM([.C3:.C9])*0.95" office:value-type="float" office:value="0.627126666666667" calcext:value-type="float">
            <text:p>0,62712666666666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4:22:42.462299285</meta:creation-date>
    <dc:date>2024-12-16T14:42:46.992604288</dc:date>
    <meta:editing-duration>PT20M9S</meta:editing-duration>
    <meta:editing-cycles>3</meta:editing-cycles>
    <meta:generator>LibreOffice/7.4.7.2$Linux_X86_64 LibreOffice_project/40$Build-2</meta:generator>
    <meta:document-statistic meta:table-count="1" meta:cell-count="60" meta:object-count="0"/>
  </office:meta>
</office:document-meta>
</file>